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feb" officeooo:paragraph-rsid="001adfeb"/>
    </style:style>
    <style:style style:name="P2" style:family="paragraph" style:parent-style-name="Standard">
      <style:text-properties officeooo:rsid="001cab2e" officeooo:paragraph-rsid="001cab2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1cab2e"/>
    </style:style>
    <style:style style:name="T2" style:family="text">
      <style:text-properties officeooo:rsid="001cb8cb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font-size-asian="10pt" fo:background-color="#d4d4d4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6a3e3e" style:font-name="Monospace" fo:font-size="10pt" style:font-size-asian="10pt" fo:background-color="#d4d4d4"/>
    </style:style>
    <style:style style:name="T7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7f0055" style:font-name="Monospace" fo:font-size="10pt" fo:font-weight="bold" style:font-size-asian="10pt" style:font-weight-asian="bold" fo:background-color="#d4d4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</text:p>
      <text:p text:style-name="P1">1: <text:span text:style-name="T1">Because my code does not require to go through n amount of numbers to get to the tail. I instead already made a tail variable so all I need to do is transfer that data to a temp variable, and shorten the size by one. I don’t need a loop to push every down to get it back to the when the head had a number.</text:span></text:p>
      <text:p text:style-name="P1"/>
      <text:p text:style-name="P1"><text:span text:style-name="T10">int</text:span><text:span text:style-name="T3"> </text:span><text:span text:style-name="T5">tempo</text:span><text:span text:style-name="T3"> = </text:span><text:span text:style-name="T8">tail</text:span><text:span text:style-name="T3">.</text:span><text:span text:style-name="T8">data</text:span><text:span text:style-name="T3">;</text:span></text:p>
      <text:p text:style-name="P3"><text:span text:style-name="T3"><text:tab/><text:tab/></text:span><text:span text:style-name="T8">tail</text:span><text:span text:style-name="T3"> = </text:span><text:span text:style-name="T10">null</text:span><text:span text:style-name="T3">;</text:span></text:p>
      <text:p text:style-name="P3"><text:span text:style-name="T3"><text:tab/><text:tab/>--</text:span><text:span text:style-name="T8">size</text:span><text:span text:style-name="T3">;</text:span></text:p>
      <text:p text:style-name="P3"><text:span text:style-name="T3"><text:tab/><text:tab/>System.</text:span><text:span text:style-name="T9">out</text:span><text:span text:style-name="T3">.print(</text:span><text:span text:style-name="T5">tempo</text:span><text:span text:style-name="T3">);</text:span></text:p>
      <text:p text:style-name="P1"><text:span text:style-name="T3"><text:tab/><text:tab/></text:span><text:span text:style-name="T11">return</text:span><text:span text:style-name="T4"> </text:span><text:span text:style-name="T6">tempo</text:span><text:span text:style-name="T4">;</text:span></text:p>
      <text:p text:style-name="P1"/>
      <text:p text:style-name="P2">2: <text:span text:style-name="T2">add() Function takes up O(N) because when we add a number in, the rest of the numbers inside the queue needs to shift down one. This means we need a loop to do it. Since a loop is O(N) add() will be O(N)</text:span></text:p>
      <text:p text:style-name="P2"><text:span text:style-name="T3">Node </text:span><text:span text:style-name="T5">tempo</text:span><text:span text:style-name="T3"> = </text:span><text:span text:style-name="T8">tail</text:span><text:span text:style-name="T3">;</text:span></text:p>
      <text:p text:style-name="P3"><text:span text:style-name="T3"><text:tab/><text:tab/></text:span><text:span text:style-name="T8">tail</text:span><text:span text:style-name="T3"> = </text:span><text:span text:style-name="T10">null</text:span><text:span text:style-name="T3">;</text:span></text:p>
      <text:p text:style-name="P3"><text:span text:style-name="T3"><text:tab/><text:tab/>--</text:span><text:span text:style-name="T8">size</text:span><text:span text:style-name="T3">;</text:span></text:p>
      <text:p text:style-name="P3"><text:span text:style-name="T3"><text:tab/><text:tab/>System.</text:span><text:span text:style-name="T9">out</text:span><text:span text:style-name="T3">.print(</text:span><text:span text:style-name="T5">tempo</text:span><text:span text:style-name="T3">);</text:span></text:p>
      <text:p text:style-name="P2"><text:span text:style-name="T3"><text:tab/><text:tab/></text:span><text:span text:style-name="T10">return</text:span><text:span text:style-name="T3"> </text:span><text:span text:style-name="T7">tempo</text:span><text:span text:style-name="T3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47:13.405253366</meta:creation-date>
    <dc:date>2018-11-02T18:37:10.909517191</dc:date>
    <meta:editing-duration>PT7M13S</meta:editing-duration>
    <meta:editing-cycles>1</meta:editing-cycles>
    <meta:document-statistic meta:table-count="0" meta:image-count="0" meta:object-count="0" meta:page-count="1" meta:paragraph-count="13" meta:word-count="137" meta:character-count="691" meta:non-whitespace-character-count="553"/>
    <meta:generator>LibreOffice/5.1.6.2$Linux_X86_64 LibreOffice_project/10m0$Build-2</meta:generator>
  </office:meta>
</office:document-meta>
</file>